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Light" svg:font-family="'DejaVu Sans Light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Light1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 fo:text-align="justify" style:justify-single-word="false"/>
    </style:style>
    <style:style style:name="P3" style:family="paragraph" style:parent-style-name="Text_20_body">
      <style:paragraph-properties fo:margin-top="0cm" fo:margin-bottom="0cm" fo:text-align="justify" style:justify-single-word="false" fo:background-color="transparent">
        <style:background-image/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/>
    </style:style>
    <style:style style:name="T3" style:family="text">
      <style:text-properties fo:background-color="transparent"/>
    </style:style>
    <style:style style:name="T4" style:family="text">
      <style:text-properties fo:background-color="#3deb3d"/>
    </style:style>
    <style:style style:name="T5" style:family="text">
      <style:text-properties fo:background-color="#ffff00"/>
    </style:style>
    <style:style style:name="T6" style:family="text">
      <style:text-properties style:font-name="Liberation Sans"/>
    </style:style>
    <style:style style:name="T7" style:family="text">
      <style:text-properties style:font-name="Liberation Sans" fo:background-color="transparent"/>
    </style:style>
    <style:style style:name="T8" style:family="text">
      <style:text-properties style:font-name="Liberation Sans" fo:font-style="italic" style:font-style-asian="italic" style:font-style-complex="italic"/>
    </style:style>
    <style:style style:name="T9" style:family="text">
      <style:text-properties style:font-name="Liberation Sans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eletype"><text:span text:style-name="T6">Convocatorio a participación en la Revista Venezolana sobre Conocimiento Libre</text:span></text:span></text:p>
      <text:p text:style-name="P1"><text:span text:style-name="Teletype"><text:span text:style-name="T6">Nuestra determinación libertaria es </text:span></text:span><text:span text:style-name="Teletype"><text:span text:style-name="T7">insoslayable</text:span></text:span><text:span text:style-name="Teletype"><text:span text:style-name="T6">, pero ¿que nos detiene?.</text:span></text:span></text:p>
      <text:p text:style-name="P3"><text:span text:style-name="Teletype"><text:span text:style-name="T6"><text:line-break/></text:span></text:span><text:span text:style-name="Teletype"><text:span text:style-name="T7">Como Sartre diría alguna vez en uno de sus textos "[al] querer la libertad descubrimos que depende de la libertad de los otros, y que la libertad de los otros depende de la nuestra", sostiene además que quien se propone su libertad pero no la hace efectiva realmente nunca se propuso su liberación.</text:span></text:span></text:p>
      <text:p text:style-name="P2"><text:span text:style-name="Teletype"><text:span text:style-name="T6"><text:line-break/>Desde esta propuesta, en que la condena es a la libertad, hasta nuestra cotidianidad, faltan muchos espacios por llenar y muchas propuestas que fortalecer, con este propósito el año pasado realizamos el llamado a la participación en el 1er Concurso de Ensayo Libre, los ensayos participantes pueden ser leídos en nuestra publicación digital </text:span></text:span><text:span text:style-name="Teletype"><text:span text:style-name="T8">Antología Poética Hacker y Ensayística Libertaria</text:span></text:span><text:span text:style-name="Teletype"><text:span text:style-name="T8"><text:note text:id="ftn1" text:note-class="footnote"><text:note-citation>1</text:note-citation><text:note-body><text:p text:style-name="Footnote"/></text:note-body></text:note></text:span></text:span><text:span text:style-name="Teletype"><text:span text:style-name="T6">, este año el proyecto recibe una actualización al transformarse en la Revista Venezolana sobre Conocimiento Libre, les invitamos a enviar su escrito sobre software libre, creative commons, derechos de autor, patentes, conocimiento libre y cultura libre a este proyecto en construcción.<text:line-break/><text:line-break/>La Revista Venezolana sobre Cultura Libre hace parte de una aspiración aun sin nombre que tiene la intención de constituir un grupo de estudio sobre Conocimiento Libre, se suma a la Revista el IV Festival de Poesía Hacker, ambos eventos se realizan en marco del Congreso Nacional de Software Libre.<text:line-break/><text:line-break/></text:span></text:span><text:span text:style-name="Teletype"><text:span text:style-name="T9">Bases</text:span></text:span><text:span text:style-name="Teletype"><text:span text:style-name="T6"><text:line-break/><text:line-break/>Los ensayos deben ser liberados bajo una licencia libre, que garantice la libertad de compartir la obra, como la Cretive Commons o la GFDL (Licencia de Documentación Libre de GNU), recomendamos el uso de la Creative Commons Atribución-CompartirIgual 3.0 (CC BY-SA 3.0). Puede pedir ayuda sobre la selección de la licencia escribiendo ha </text:span></text:span><text:a xlink:type="simple" xlink:href="mailto:revista@conocimientolibre.web.ve"><text:span text:style-name="Teletype"><text:span text:style-name="T6">revista@conocimientolibre.web.ve</text:span></text:span></text:a><text:span text:style-name="Teletype"><text:span text:style-name="T6">.<text:line-break/><text:line-break/>El ensayo no debe poseer menos de 5 cuartillas con interlineado de 1.5 y tamaño de letra 12 para los párrafos, use una fuente tipográfica libre. Una cuartilla está compuesta aproximadamente por 30 líneas.<text:line-break/><text:line-break/>El periodo de recepción finalizará el 22 de Julio de 2012.<text:line-break/><text:line-break/>Los ensayos deben ser inéditos.<text:line-break/><text:line-break/>Use la plataforma instalada en </text:span></text:span><text:a xlink:type="simple" xlink:href="http://revista.conocimientolibre.web.ve/"><text:span text:style-name="Teletype"><text:span text:style-name="T6">http://revista.conocimientolibre.web.ve</text:span></text:span></text:a><text:span text:style-name="Teletype"><text:span text:style-name="T6"> para enviar su escrito, necesitará registrar una cuenta (no se preocupe, no venderemos sus datos), si consigue dificultades o errores puede escribirnos a </text:span></text:span><text:a xlink:type="simple" xlink:href="mailto:revista@conocimientolibre.web.ve."><text:span text:style-name="Teletype"><text:span text:style-name="T6">revista@conocimientolibre.web.ve.</text:span></text:span></text:a><text:span text:style-name="Teletype"><text:span text:style-name="T6"><text:line-break/><text:line-break/>La publicación de la revista esta programada para el 28 de Julio de 2012, fecha de cierre del 8vo Congreso Nacional de Software Libre a celebrarse en Caracas.</text:span></text:span></text:p>
      <text:p text:style-name="Standard"><text:span text:style-name="Teletype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Light" svg:font-family="'DejaVu Sans Light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Light1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 Condensed" style:font-size-asian="18pt" style:font-weight-asian="bold" style:font-name-complex="Free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Light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 Light1" style:font-size-asian="14pt" style:font-weight-asian="bold" style:font-name-complex="FreeSans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letype" style:family="text">
      <style:text-properties style:font-name="DejaVu Sans Mono" style:font-name-asian="DejaVu Sans1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05T12:49:48</meta:creation-date>
    <dc:date>2012-03-18T14:20:24</dc:date>
    <meta:editing-duration>PT12H32M28S</meta:editing-duration>
    <meta:editing-cycles>19</meta:editing-cycles>
    <meta:generator>LibreOffice/3.4$Linux LibreOffice_project/340m1$Build-502</meta:generator>
    <dc:creator>omerta </dc:creator>
    <meta:document-statistic meta:table-count="0" meta:image-count="0" meta:object-count="0" meta:page-count="1" meta:paragraph-count="4" meta:word-count="387" meta:character-count="2526" meta:non-whitespace-character-count="2135"/>
  </office:meta>
</office:document-meta>
</file>